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3106*"/>
    </style:style>
    <style:style style:name="Table1.B" style:family="table-column">
      <style:table-column-properties style:column-width="3.401cm" style:rel-column-width="13107*"/>
    </style:style>
    <style:style style:name="Table1.E" style:family="table-column">
      <style:table-column-properties style:column-width="3.401cm" style:rel-column-width="1310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normal" officeooo:rsid="0018afc2" officeooo:paragraph-rsid="0018afc2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ad1a1" officeooo:paragraph-rsid="001ad1a1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259129" officeooo:paragraph-rsid="00259129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272601" officeooo:paragraph-rsid="00272601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2fd99d" officeooo:paragraph-rsid="002fd99d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35c1fd" officeooo:paragraph-rsid="0035c1fd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fd99d" officeooo:paragraph-rsid="002fd99d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fd99d" officeooo:paragraph-rsid="00259129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32d730" officeooo:paragraph-rsid="0032d730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32d730" officeooo:paragraph-rsid="0035c1fd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officeooo:rsid="003a3e47" officeooo:paragraph-rsid="003a3e47"/>
    </style:style>
    <style:style style:name="P12" style:family="paragraph" style:parent-style-name="Standard">
      <style:text-properties style:text-underline-style="none" fo:font-weight="normal" officeooo:rsid="0018afc2" officeooo:paragraph-rsid="0018afc2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8afc2" officeooo:paragraph-rsid="00249f50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a25ed" officeooo:paragraph-rsid="002035fe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a25ed" officeooo:paragraph-rsid="0029b5fe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49f50" officeooo:paragraph-rsid="00249f50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59129" officeooo:paragraph-rsid="00259129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fd99d" officeooo:paragraph-rsid="002fd99d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fd99d" officeooo:paragraph-rsid="0030d3ae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313627" officeooo:paragraph-rsid="00313627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35c1fd" officeooo:paragraph-rsid="0035c1fd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291740" officeooo:paragraph-rsid="00291740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29b5fe" officeooo:paragraph-rsid="0029b5fe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30d3ae" officeooo:paragraph-rsid="0030d3ae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35ce10" officeooo:paragraph-rsid="0035c1fd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39f8eb" officeooo:paragraph-rsid="0035c1fd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4031eb" officeooo:paragraph-rsid="004031eb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403a2e" officeooo:paragraph-rsid="004031eb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43872e" officeooo:paragraph-rsid="0043872e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4774a7" officeooo:paragraph-rsid="003a3e47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4b4bea" officeooo:paragraph-rsid="004b4bea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4b3fd8" officeooo:paragraph-rsid="004b3fd8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2035fe" officeooo:paragraph-rsid="0029b5fe" style:font-weight-asian="normal" style:font-weight-complex="normal"/>
    </style:style>
    <style:style style:name="P34" style:family="paragraph" style:parent-style-name="Standard">
      <style:text-properties style:text-underline-style="none" officeooo:paragraph-rsid="0035c1fd"/>
    </style:style>
    <style:style style:name="P35" style:family="paragraph" style:parent-style-name="Standard">
      <style:text-properties officeooo:paragraph-rsid="0018afc2"/>
    </style:style>
    <style:style style:name="P36" style:family="paragraph" style:parent-style-name="Standard">
      <style:text-properties officeooo:paragraph-rsid="00291740"/>
    </style:style>
    <style:style style:name="P37" style:family="paragraph" style:parent-style-name="Standard">
      <style:text-properties officeooo:paragraph-rsid="0029b5fe"/>
    </style:style>
    <style:style style:name="P38" style:family="paragraph" style:parent-style-name="Standard">
      <style:text-properties officeooo:rsid="0029b5fe" officeooo:paragraph-rsid="0029b5fe"/>
    </style:style>
    <style:style style:name="P39" style:family="paragraph" style:parent-style-name="Standard">
      <style:text-properties officeooo:paragraph-rsid="002035fe"/>
    </style:style>
    <style:style style:name="P40" style:family="paragraph" style:parent-style-name="Standard">
      <style:text-properties officeooo:paragraph-rsid="002cab19"/>
    </style:style>
    <style:style style:name="P41" style:family="paragraph" style:parent-style-name="Standard">
      <style:text-properties officeooo:paragraph-rsid="00259129"/>
    </style:style>
    <style:style style:name="P42" style:family="paragraph" style:parent-style-name="Standard">
      <style:text-properties officeooo:paragraph-rsid="0035c1fd"/>
    </style:style>
    <style:style style:name="P43" style:family="paragraph" style:parent-style-name="Standard">
      <style:text-properties officeooo:paragraph-rsid="003a3e47"/>
    </style:style>
    <style:style style:name="P44" style:family="paragraph" style:parent-style-name="Standard">
      <style:text-properties officeooo:paragraph-rsid="004031eb"/>
    </style:style>
    <style:style style:name="P45" style:family="paragraph" style:parent-style-name="Standard">
      <style:text-properties officeooo:rsid="004031eb" officeooo:paragraph-rsid="004031eb"/>
    </style:style>
    <style:style style:name="P46" style:family="paragraph" style:parent-style-name="Standard">
      <style:text-properties officeooo:paragraph-rsid="0041d368"/>
    </style:style>
    <style:style style:name="P47" style:family="paragraph" style:parent-style-name="Standard">
      <style:text-properties officeooo:paragraph-rsid="0046d94b"/>
    </style:style>
    <style:style style:name="P48" style:family="paragraph" style:parent-style-name="Standard">
      <style:text-properties officeooo:paragraph-rsid="004b3fd8"/>
    </style:style>
    <style:style style:name="P49" style:family="paragraph" style:parent-style-name="Table_20_Contents">
      <style:text-properties officeooo:rsid="004031eb" officeooo:paragraph-rsid="004031eb"/>
    </style:style>
    <style:style style:name="P50" style:family="paragraph" style:parent-style-name="Table_20_Contents">
      <style:text-properties officeooo:rsid="0070129a" officeooo:paragraph-rsid="0070129a"/>
    </style:style>
    <style:style style:name="P51" style:family="paragraph" style:parent-style-name="Standard">
      <style:text-properties officeooo:paragraph-rsid="0046d94b"/>
    </style:style>
    <style:style style:name="P52" style:family="paragraph" style:parent-style-name="Standard">
      <style:text-properties officeooo:paragraph-rsid="005d6336"/>
    </style:style>
    <style:style style:name="P53" style:family="paragraph" style:parent-style-name="Standard">
      <style:text-properties style:text-underline-style="none" fo:font-weight="normal" officeooo:rsid="0018afc2" officeooo:paragraph-rsid="0018afc2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05e0e6d" officeooo:paragraph-rsid="005e0e6d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259129" officeooo:paragraph-rsid="00621571" style:font-weight-asian="normal" style:font-weight-complex="normal"/>
    </style:style>
    <style:style style:name="P56" style:family="paragraph" style:parent-style-name="Standard">
      <style:text-properties officeooo:paragraph-rsid="002f43dd"/>
    </style:style>
    <style:style style:name="P57" style:family="paragraph" style:parent-style-name="Standard">
      <style:text-properties officeooo:paragraph-rsid="0018afc2"/>
    </style:style>
    <style:style style:name="P58" style:family="paragraph" style:parent-style-name="Standard">
      <style:text-properties officeooo:paragraph-rsid="0041d368"/>
    </style:style>
    <style:style style:name="P59" style:family="paragraph" style:parent-style-name="Standard">
      <style:text-properties officeooo:paragraph-rsid="006c4d05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8afc2" style:font-weight-asian="normal" style:font-weight-complex="normal"/>
    </style:style>
    <style:style style:name="T3" style:family="text">
      <style:text-properties style:text-underline-style="none" fo:font-weight="normal" officeooo:rsid="001a25ed" style:font-weight-asian="normal" style:font-weight-complex="normal"/>
    </style:style>
    <style:style style:name="T4" style:family="text">
      <style:text-properties style:text-underline-style="none" fo:font-weight="normal" officeooo:rsid="002035fe" style:font-weight-asian="normal" style:font-weight-complex="normal"/>
    </style:style>
    <style:style style:name="T5" style:family="text">
      <style:text-properties style:text-underline-style="none" fo:font-weight="normal" officeooo:rsid="00212387" style:font-weight-asian="normal" style:font-weight-complex="normal"/>
    </style:style>
    <style:style style:name="T6" style:family="text">
      <style:text-properties style:text-underline-style="none" fo:font-weight="normal" officeooo:rsid="00291740" style:font-weight-asian="normal" style:font-weight-complex="normal"/>
    </style:style>
    <style:style style:name="T7" style:family="text">
      <style:text-properties style:text-underline-style="none" fo:font-weight="normal" officeooo:rsid="0029b5fe" style:font-weight-asian="normal" style:font-weight-complex="normal"/>
    </style:style>
    <style:style style:name="T8" style:family="text">
      <style:text-properties style:text-underline-style="none" fo:font-weight="normal" officeooo:rsid="002bb68d" style:font-weight-asian="normal" style:font-weight-complex="normal"/>
    </style:style>
    <style:style style:name="T9" style:family="text">
      <style:text-properties style:text-underline-style="none" fo:font-weight="normal" officeooo:rsid="002cab19" style:font-weight-asian="normal" style:font-weight-complex="normal"/>
    </style:style>
    <style:style style:name="T10" style:family="text">
      <style:text-properties style:text-underline-style="none" fo:font-weight="normal" officeooo:rsid="002cd8e2" style:font-weight-asian="normal" style:font-weight-complex="normal"/>
    </style:style>
    <style:style style:name="T11" style:family="text">
      <style:text-properties style:text-underline-style="none" fo:font-weight="normal" officeooo:rsid="002dc49a" style:font-weight-asian="normal" style:font-weight-complex="normal"/>
    </style:style>
    <style:style style:name="T12" style:family="text">
      <style:text-properties style:text-underline-style="none" fo:font-weight="normal" officeooo:rsid="002f43dd" style:font-weight-asian="normal" style:font-weight-complex="normal"/>
    </style:style>
    <style:style style:name="T13" style:family="text">
      <style:text-properties style:text-underline-style="none" fo:font-weight="normal" officeooo:rsid="00249f50" style:font-weight-asian="normal" style:font-weight-complex="normal"/>
    </style:style>
    <style:style style:name="T14" style:family="text">
      <style:text-properties style:text-underline-style="none" fo:font-weight="normal" officeooo:rsid="002fd99d" style:font-weight-asian="normal" style:font-weight-complex="normal"/>
    </style:style>
    <style:style style:name="T15" style:family="text">
      <style:text-properties style:text-underline-style="none" fo:font-weight="normal" officeooo:rsid="00259129" style:font-weight-asian="normal" style:font-weight-complex="normal"/>
    </style:style>
    <style:style style:name="T16" style:family="text">
      <style:text-properties style:text-underline-style="none" fo:font-weight="normal" officeooo:rsid="0035c1fd" style:font-weight-asian="normal" style:font-weight-complex="normal"/>
    </style:style>
    <style:style style:name="T17" style:family="text">
      <style:text-properties style:text-underline-style="none" fo:font-weight="normal" officeooo:rsid="0035ce10" style:font-weight-asian="normal" style:font-weight-complex="normal"/>
    </style:style>
    <style:style style:name="T18" style:family="text">
      <style:text-properties style:text-underline-style="none" fo:font-weight="normal" officeooo:rsid="003bcc95" style:font-weight-asian="normal" style:font-weight-complex="normal"/>
    </style:style>
    <style:style style:name="T19" style:family="text">
      <style:text-properties style:text-underline-style="none" fo:font-weight="normal" officeooo:rsid="003a3e47" style:font-weight-asian="normal" style:font-weight-complex="normal"/>
    </style:style>
    <style:style style:name="T20" style:family="text">
      <style:text-properties style:text-underline-style="none" fo:font-weight="normal" officeooo:rsid="003d216d" style:font-weight-asian="normal" style:font-weight-complex="normal"/>
    </style:style>
    <style:style style:name="T21" style:family="text">
      <style:text-properties style:text-underline-style="none" fo:font-weight="normal" officeooo:rsid="003f202e" style:font-weight-asian="normal" style:font-weight-complex="normal"/>
    </style:style>
    <style:style style:name="T22" style:family="text">
      <style:text-properties style:text-underline-style="none" fo:font-weight="normal" officeooo:rsid="003f93c2" style:font-weight-asian="normal" style:font-weight-complex="normal"/>
    </style:style>
    <style:style style:name="T23" style:family="text">
      <style:text-properties style:text-underline-style="none" fo:font-weight="normal" officeooo:rsid="00403a2e" style:font-weight-asian="normal" style:font-weight-complex="normal"/>
    </style:style>
    <style:style style:name="T24" style:family="text">
      <style:text-properties style:text-underline-style="none" fo:font-weight="normal" officeooo:rsid="0042aadc" style:font-weight-asian="normal" style:font-weight-complex="normal"/>
    </style:style>
    <style:style style:name="T25" style:family="text">
      <style:text-properties style:text-underline-style="none" fo:font-weight="normal" officeooo:rsid="0043872e" style:font-weight-asian="normal" style:font-weight-complex="normal"/>
    </style:style>
    <style:style style:name="T26" style:family="text">
      <style:text-properties style:text-underline-style="none" fo:font-weight="normal" officeooo:rsid="0041d368" style:font-weight-asian="normal" style:font-weight-complex="normal"/>
    </style:style>
    <style:style style:name="T27" style:family="text">
      <style:text-properties style:text-underline-style="none" fo:font-weight="normal" officeooo:rsid="00440d4e" style:font-weight-asian="normal" style:font-weight-complex="normal"/>
    </style:style>
    <style:style style:name="T28" style:family="text">
      <style:text-properties style:text-underline-style="none" fo:font-weight="normal" officeooo:rsid="00451396" style:font-weight-asian="normal" style:font-weight-complex="normal"/>
    </style:style>
    <style:style style:name="T29" style:family="text">
      <style:text-properties style:text-underline-style="none" fo:font-weight="normal" officeooo:rsid="0046d94b" style:font-weight-asian="normal" style:font-weight-complex="normal"/>
    </style:style>
    <style:style style:name="T30" style:family="text">
      <style:text-properties style:text-underline-style="none" fo:font-weight="normal" officeooo:rsid="004774a7" style:font-weight-asian="normal" style:font-weight-complex="normal"/>
    </style:style>
    <style:style style:name="T31" style:family="text">
      <style:text-properties style:text-underline-style="none" fo:font-weight="normal" officeooo:rsid="00478329" style:font-weight-asian="normal" style:font-weight-complex="normal"/>
    </style:style>
    <style:style style:name="T32" style:family="text">
      <style:text-properties style:text-underline-style="none" fo:font-weight="normal" officeooo:rsid="004b3fd8" style:font-weight-asian="normal" style:font-weight-complex="normal"/>
    </style:style>
    <style:style style:name="T33" style:family="text">
      <style:text-properties style:text-underline-style="none" fo:font-weight="normal" officeooo:rsid="004b4bea" style:font-weight-asian="normal" style:font-weight-complex="normal"/>
    </style:style>
    <style:style style:name="T34" style:family="text">
      <style:text-properties style:text-underline-style="none" fo:font-weight="normal" officeooo:rsid="004efc36" style:font-weight-asian="normal" style:font-weight-complex="normal"/>
    </style:style>
    <style:style style:name="T35" style:family="text">
      <style:text-properties style:text-underline-style="none" fo:font-weight="normal" officeooo:rsid="00509abf" style:font-weight-asian="normal" style:font-weight-complex="normal"/>
    </style:style>
    <style:style style:name="T36" style:family="text">
      <style:text-properties style:text-underline-style="none" fo:font-weight="normal" officeooo:rsid="00521ae5" style:font-weight-asian="normal" style:font-weight-complex="normal"/>
    </style:style>
    <style:style style:name="T37" style:family="text">
      <style:text-properties style:text-underline-style="none" fo:font-weight="normal" officeooo:rsid="005416ff" style:font-weight-asian="normal" style:font-weight-complex="normal"/>
    </style:style>
    <style:style style:name="T38" style:family="text">
      <style:text-properties style:text-underline-style="none" fo:font-weight="normal" officeooo:rsid="00561501" style:font-weight-asian="normal" style:font-weight-complex="normal"/>
    </style:style>
    <style:style style:name="T39" style:family="text">
      <style:text-properties style:text-underline-style="none" fo:font-weight="normal" officeooo:rsid="0056e164" style:font-weight-asian="normal" style:font-weight-complex="normal"/>
    </style:style>
    <style:style style:name="T40" style:family="text">
      <style:text-properties style:text-underline-style="none" fo:font-weight="normal" officeooo:rsid="00571131" style:font-weight-asian="normal" style:font-weight-complex="normal"/>
    </style:style>
    <style:style style:name="T41" style:family="text">
      <style:text-properties style:text-underline-style="none" fo:font-weight="normal" officeooo:rsid="0057b6cc" style:font-weight-asian="normal" style:font-weight-complex="normal"/>
    </style:style>
    <style:style style:name="T42" style:family="text">
      <style:text-properties style:text-underline-style="none" fo:font-weight="normal" officeooo:rsid="0059b482" style:font-weight-asian="normal" style:font-weight-complex="normal"/>
    </style:style>
    <style:style style:name="T43" style:family="text">
      <style:text-properties style:text-underline-style="none" fo:font-weight="normal" officeooo:rsid="00664fc7" style:font-weight-asian="normal" style:font-weight-complex="normal"/>
    </style:style>
    <style:style style:name="T44" style:family="text">
      <style:text-properties style:text-underline-style="none" fo:font-weight="normal" officeooo:rsid="00671b93" style:font-weight-asian="normal" style:font-weight-complex="normal"/>
    </style:style>
    <style:style style:name="T45" style:family="text">
      <style:text-properties style:text-underline-style="none" fo:font-weight="normal" officeooo:rsid="00676002" style:font-weight-asian="normal" style:font-weight-complex="normal"/>
    </style:style>
    <style:style style:name="T46" style:family="text">
      <style:text-properties style:text-underline-style="none" fo:font-weight="normal" officeooo:rsid="0068e9d0" style:font-weight-asian="normal" style:font-weight-complex="normal"/>
    </style:style>
    <style:style style:name="T47" style:family="text">
      <style:text-properties style:text-underline-style="none" fo:font-weight="normal" officeooo:rsid="006a6d6a" style:font-weight-asian="normal" style:font-weight-complex="normal"/>
    </style:style>
    <style:style style:name="T48" style:family="text">
      <style:text-properties style:text-underline-style="none" fo:font-weight="normal" officeooo:rsid="006c4d05" style:font-weight-asian="normal" style:font-weight-complex="normal"/>
    </style:style>
    <style:style style:name="T49" style:family="text">
      <style:text-properties style:text-underline-style="none" fo:font-weight="bold" officeooo:rsid="0029b5fe" style:font-weight-asian="bold" style:font-weight-complex="bold"/>
    </style:style>
    <style:style style:name="T50" style:family="text">
      <style:text-properties style:text-underline-style="none" fo:font-weight="bold" officeooo:rsid="002bb68d" style:font-weight-asian="bold" style:font-weight-complex="bold"/>
    </style:style>
    <style:style style:name="T51" style:family="text">
      <style:text-properties style:text-underline-style="none" fo:font-weight="bold" officeooo:rsid="002cab19" style:font-weight-asian="bold" style:font-weight-complex="bold"/>
    </style:style>
    <style:style style:name="T52" style:family="text">
      <style:text-properties style:text-underline-style="none" fo:font-weight="bold" officeooo:rsid="002cd8e2" style:font-weight-asian="bold" style:font-weight-complex="bold"/>
    </style:style>
    <style:style style:name="T53" style:family="text">
      <style:text-properties style:text-underline-style="none" fo:font-weight="bold" officeooo:rsid="002a2dde" style:font-weight-asian="bold" style:font-weight-complex="bold"/>
    </style:style>
    <style:style style:name="T54" style:family="text">
      <style:text-properties style:text-underline-style="none" fo:font-weight="bold" officeooo:rsid="002dc49a" style:font-weight-asian="bold" style:font-weight-complex="bold"/>
    </style:style>
    <style:style style:name="T55" style:family="text">
      <style:text-properties style:text-underline-style="none" fo:font-weight="bold" officeooo:rsid="002035fe" style:font-weight-asian="bold" style:font-weight-complex="bold"/>
    </style:style>
    <style:style style:name="T56" style:family="text">
      <style:text-properties officeooo:rsid="002035fe"/>
    </style:style>
    <style:style style:name="T57" style:family="text">
      <style:text-properties fo:font-style="italic" style:text-underline-style="none" fo:font-weight="normal" officeooo:rsid="00212387" style:font-style-asian="italic" style:font-weight-asian="normal" style:font-style-complex="italic" style:font-weight-complex="normal"/>
    </style:style>
    <style:style style:name="T58" style:family="text">
      <style:text-properties fo:font-style="italic" style:text-underline-style="none" fo:font-weight="normal" officeooo:rsid="005416ff" style:font-style-asian="italic" style:font-weight-asian="normal" style:font-style-complex="italic" style:font-weight-complex="normal"/>
    </style:style>
    <style:style style:name="T59" style:family="text">
      <style:text-properties fo:font-style="normal" style:text-underline-style="none" fo:font-weight="normal" officeooo:rsid="00212387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5416ff" style:font-style-asian="normal" style:font-weight-asian="normal" style:font-style-complex="normal" style:font-weight-complex="normal"/>
    </style:style>
    <style:style style:name="T61" style:family="text">
      <style:text-properties officeooo:rsid="00249f50"/>
    </style:style>
    <style:style style:name="T62" style:family="text">
      <style:text-properties officeooo:rsid="00291740"/>
    </style:style>
    <style:style style:name="T63" style:family="text">
      <style:text-properties officeooo:rsid="0029b5fe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33e88b" style:font-weight-asian="bold" style:font-weight-complex="bold"/>
    </style:style>
    <style:style style:name="T66" style:family="text">
      <style:text-properties fo:font-weight="bold" officeooo:rsid="004a5c49" style:font-weight-asian="bold" style:font-weight-complex="bold"/>
    </style:style>
    <style:style style:name="T67" style:family="text">
      <style:text-properties fo:font-weight="bold" officeooo:rsid="0018afc2" style:font-weight-asian="bold" style:font-weight-complex="bold"/>
    </style:style>
    <style:style style:name="T68" style:family="text">
      <style:text-properties officeooo:rsid="002fd99d"/>
    </style:style>
    <style:style style:name="T69" style:family="text">
      <style:text-properties style:font-name="Liberation Serif1" officeooo:rsid="002fd99d"/>
    </style:style>
    <style:style style:name="T70" style:family="text">
      <style:text-properties style:font-name="Liberation Serif" officeooo:rsid="002fd99d"/>
    </style:style>
    <style:style style:name="T71" style:family="text">
      <style:text-properties style:font-name="Liberation Serif" officeooo:rsid="00621571"/>
    </style:style>
    <style:style style:name="T72" style:family="text">
      <style:text-properties officeooo:rsid="0030d3ae"/>
    </style:style>
    <style:style style:name="T73" style:family="text">
      <style:text-properties officeooo:rsid="00313627"/>
    </style:style>
    <style:style style:name="T74" style:family="text">
      <style:text-properties officeooo:rsid="0031f59d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font-weight="normal" officeooo:rsid="00394c7c" style:font-weight-asian="normal" style:font-weight-complex="normal"/>
    </style:style>
    <style:style style:name="T77" style:family="text">
      <style:text-properties fo:font-weight="normal" officeooo:rsid="0039f8eb" style:font-weight-asian="normal" style:font-weight-complex="normal"/>
    </style:style>
    <style:style style:name="T78" style:family="text">
      <style:text-properties officeooo:rsid="003579ec"/>
    </style:style>
    <style:style style:name="T79" style:family="text">
      <style:text-properties officeooo:rsid="0035ce10"/>
    </style:style>
    <style:style style:name="T80" style:family="text">
      <style:text-properties officeooo:rsid="0037a120"/>
    </style:style>
    <style:style style:name="T81" style:family="text">
      <style:text-properties officeooo:rsid="00394c7c"/>
    </style:style>
    <style:style style:name="T82" style:family="text">
      <style:text-properties style:text-underline-style="solid" style:text-underline-width="auto" style:text-underline-color="font-color" fo:font-weight="normal" officeooo:rsid="00394c7c" style:font-weight-asian="normal" style:font-weight-complex="normal"/>
    </style:style>
    <style:style style:name="T83" style:family="text">
      <style:text-properties style:text-underline-style="solid" style:text-underline-width="auto" style:text-underline-color="font-color" fo:font-weight="normal" officeooo:rsid="0035c1fd" style:font-weight-asian="normal" style:font-weight-complex="normal"/>
    </style:style>
    <style:style style:name="T84" style:family="text">
      <style:text-properties officeooo:rsid="003a3e47"/>
    </style:style>
    <style:style style:name="T85" style:family="text">
      <style:text-properties officeooo:rsid="00440d4e"/>
    </style:style>
    <style:style style:name="T86" style:family="text">
      <style:text-properties officeooo:rsid="004b3fd8"/>
    </style:style>
    <style:style style:name="T87" style:family="text">
      <style:text-properties officeooo:rsid="005e6af0"/>
    </style:style>
    <style:style style:name="T88" style:family="text">
      <style:text-properties officeooo:rsid="00633df4"/>
    </style:style>
    <style:style style:name="T89" style:family="text">
      <style:text-properties officeooo:rsid="0063e9af"/>
    </style:style>
    <style:style style:name="T90" style:family="text">
      <style:text-properties officeooo:rsid="00647079"/>
    </style:style>
    <style:style style:name="T91" style:family="text">
      <style:text-properties officeooo:rsid="0064b8c1"/>
    </style:style>
    <style:style style:name="T92" style:family="text">
      <style:text-properties officeooo:rsid="0064eec1"/>
    </style:style>
    <style:style style:name="T93" style:family="text">
      <style:text-properties officeooo:rsid="0065384a"/>
    </style:style>
    <style:style style:name="T94" style:family="text">
      <style:text-properties officeooo:rsid="006a6d6a"/>
    </style:style>
    <style:style style:name="T95" style:family="text">
      <style:text-properties officeooo:rsid="006c4d05"/>
    </style:style>
    <style:style style:name="T96" style:family="text">
      <style:text-properties officeooo:rsid="006f509b"/>
    </style:style>
    <style:style style:name="T97" style:family="text">
      <style:text-properties officeooo:rsid="0071c2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66">Experimental e</text:span><text:span text:style-name="T67">volution </text:span><text:span text:style-name="T66">in soil</text:span></text:p>
      <text:p text:style-name="P1">Experiment <text:span text:style-name="T86">design </text:span>summary</text:p>
      <text:p text:style-name="P32">The rationale for the experiment is to explore the extent to which free-living rhizobia face trade-offs in evolving to compete better in the soil and in evolving traits for more effective symbiosis with legume hosts. </text:p>
      <text:p text:style-name="P12"/>
      <text:p text:style-name="P35"><text:span text:style-name="T32">I will e</text:span><text:span text:style-name="T2">volve two </text:span><text:span text:style-name="T32">different labelled rhizobia strains separately in:</text:span></text:p>
      <text:p text:style-name="P12">- soil <text:span text:style-name="T86">microcosms</text:span></text:p>
      <text:p text:style-name="P12">- soil <text:span text:style-name="T86">microcosms </text:span>with <text:span text:style-name="T86">an added </text:span><text:span text:style-name="T62">(static/not co-evolving) background </text:span>community</text:p>
      <text:p text:style-name="P12"/>
      <text:p text:style-name="P31">These conditions will help me answer two main questions:</text:p>
      <text:p text:style-name="P48"><text:span text:style-name="T32">- </text:span><text:span text:style-name="T33">To what extent d</text:span><text:span text:style-name="T9">oes evolution in the soil alter symbiotic effectivness? </text:span></text:p>
      <text:p text:style-name="P32">- To what extent does evolution to remain competitive in a microbial community also affect the evolution of symbiotic effectiveness?</text:p>
      <text:p text:style-name="P12"/>
      <text:p text:style-name="P36"><text:span text:style-name="T2">After 10 weeks (10 transfers, </text:span><text:span text:style-name="T33">how many generations?</text:span><text:span text:style-name="T2">), </text:span><text:span text:style-name="T6">I will have three populations: ancestral (A), evolved in soil (ES) and evolved in soil with background community (EC).</text:span></text:p>
      <text:p text:style-name="P22"/>
      <text:p text:style-name="P22">Each population will have six replicates. This means I will be evolving 12 replicate populations for each strain.</text:p>
      <text:p text:style-name="P22"/>
      <text:p text:style-name="P37"><text:span text:style-name="T6">I will then compare the fitness of evolved clones to ancestral strains in the soil, and in the soil with the background community. I will also grow each replicate in a single-strain inoculation experiment with clover and measure the difference in symbiotic benefit to the plant by each strain. To summarise, </text:span><text:span text:style-name="T7">for </text:span><text:span text:style-name="T49">each strain</text:span><text:span text:style-name="T6">:</text:span></text:p>
      <text:p text:style-name="P37"><text:span text:style-name="T6">A vs ES </text:span><text:span text:style-name="T7">and </text:span><text:span text:style-name="T6">A vs EC </text:span><text:span text:style-name="T7">will be assayed in soil microcosms and soil + community microcosms, making a total of 24 competition experiments.</text:span></text:p>
      <text:p text:style-name="P38"><text:span text:style-name="T6">A</text:span><text:span text:style-name="T1">dditionally, there will be 18 single-strain inoculation experiments. </text:span></text:p>
      <text:p text:style-name="P23"/>
      <text:p text:style-name="P23">If I evolve two strains, that will be 24 microcosms to transfer each week. At the end of 10 weeks, there will be 48 competition experiments and 36 single-strain inoculations to carry out. </text:p>
      <text:p text:style-name="P1"/>
      <text:p text:style-name="P38"><text:span text:style-name="T32">To summarise, f</text:span><text:span text:style-name="T1">or each strain:</text:span></text:p>
      <text:p text:style-name="P39"><text:span text:style-name="T3">- 6 </text:span><text:span text:style-name="T7">ancestral replicates</text:span></text:p>
      <text:p text:style-name="P14">- <text:span text:style-name="T56">6 replicates evolved alone </text:span><text:span text:style-name="T86">in soil</text:span></text:p>
      <text:p text:style-name="P14">- <text:span text:style-name="T56">6 replicates evolved with </text:span><text:span text:style-name="T86">background </text:span><text:span text:style-name="T56">community</text:span></text:p>
      <text:p text:style-name="P15">- 10 weeks of weekly transfers <text:span text:style-name="T56">to </text:span><text:span text:style-name="T63">make </text:span><text:span text:style-name="T56">evolved strains</text:span></text:p>
      <text:p text:style-name="P33"/>
      <text:p text:style-name="P37"><text:span text:style-name="T4">Each transfer, the labelled strain is isolated </text:span><text:span text:style-name="T7">from the soil microcosm </text:span><text:span text:style-name="T4">and inoculated into a new microcosm. </text:span><text:span text:style-name="T7">The background community is replaced each </text:span><text:span text:style-name="T34">transfer</text:span><text:span text:style-name="T7"> using frozen stock.</text:span></text:p>
      <text:p text:style-name="P23"/>
      <text:p text:style-name="P37"><text:span text:style-name="T4">At the end of the evolution phase, </text:span><text:span text:style-name="T7">I will </text:span><text:span text:style-name="T8">measure three things</text:span></text:p>
      <text:p text:style-name="P37"><text:span text:style-name="T49">1) Change in competitive fitness </text:span><text:span text:style-name="T50">in the soil </text:span><text:span text:style-name="T51">of ES and EC populations.</text:span><text:span text:style-name="T9"> I expect both populations to outcompete ancestors when grown in the soil in the absence of a community </text:span><text:span text:style-name="T10">(</text:span><text:span text:style-name="T35">if only the EC population performs better, this suggests evolving competitive interactions in the community is more beneficial or more <text:s/>evolutionarily accessible than traits for improved soil metabolism</text:span><text:span text:style-name="T10">)</text:span><text:span text:style-name="T9">.</text:span></text:p>
      <text:p text:style-name="P40"><text:span text:style-name="T50">2) </text:span><text:span text:style-name="T49">Change in competitive fitness </text:span><text:span text:style-name="T50">in the soil</text:span><text:span text:style-name="T52">+</text:span><text:span text:style-name="T51">community</text:span><text:span text:style-name="T50"> </text:span><text:span text:style-name="T51">of ES and EC populations</text:span><text:span text:style-name="T9">. I expect </text:span><text:span text:style-name="T10">EC to outcompete the ancestor, but ES to be less fit than the ancestor</text:span><text:span text:style-name="T9">. This </text:span><text:span text:style-name="T10">depends on the strength of selection for being a</text:span><text:span text:style-name="T9"> better competitor in the microbial community </text:span><text:span text:style-name="T10">compared to</text:span><text:span text:style-name="T9"> grow</text:span><text:span text:style-name="T10">th</text:span><text:span text:style-name="T9"> in the soil. </text:span><text:span text:style-name="T10">If “soil adaptations” are more important and “competitive adaptations” are negligibly important to success in the soil+community environment, then ES will outperform its ancestor. It also depends on the interaction </text:span><text:span text:style-name="T35">(epistasis)</text:span><text:span text:style-name="T10"> between evolv</text:span><text:span text:style-name="T35">ed</text:span><text:span text:style-name="T10"> “soil” versus “competitive” traits, if the interaction is </text:span><text:soft-page-break/><text:span text:style-name="T10">positive, both EC and ES will outcompete ancestors, if evolving soil traits comes at </text:span><text:span text:style-name="T11">an expense to competitive adaptations, ES will lose to its ancestor. To make that conclusion I would need to show that ES populations lose adaptations for competitive interactions faster than in most other environments </text:span><text:span text:style-name="T35">(the effect of epistasis should be stronger than “neutral” loss of competitive traits which aren’t useful in the soil)</text:span><text:span text:style-name="T11">. </text:span><text:span text:style-name="T10"><text:s/></text:span></text:p>
      <text:p text:style-name="P37"><text:span text:style-name="T53">3</text:span><text:span text:style-name="T49">) </text:span><text:span text:style-name="T54">Single-strain </text:span><text:span text:style-name="T55">symbio</text:span><text:span text:style-name="T54">tic</text:span><text:span text:style-name="T55"> effectiveness.</text:span><text:span text:style-name="T4"> </text:span><text:span text:style-name="T11">I can</text:span><text:span text:style-name="T4"> measure </text:span><text:span text:style-name="T11">plant growth benefit (</text:span><text:span text:style-name="T37">shoot </text:span><text:span text:style-name="T11">dry weight) and </text:span><text:span text:style-name="T4">number of nodules. </text:span><text:span text:style-name="T11">I expect ES and EC populations </text:span><text:span text:style-name="T36">to </text:span><text:span text:style-name="T11">be less beneficial to the plant than ancestors. This assumes strains gradually lose adaptations for symbiotic effectiveness, or that traits that improve fitness in the soil come at a cost to symbiotic effectiveness. </text:span><text:span text:style-name="T12">I</text:span><text:span text:style-name="T5"> will be able to detect evolutionary tradeoffs in nitrogen fixation effectiveness vs soil fitness, but not in </text:span><text:span text:style-name="T57">in planta </text:span><text:span text:style-name="T59">fitness vs soil fitness </text:span><text:span text:style-name="T60">(unless I do competition assays </text:span><text:span text:style-name="T58">in planta</text:span><text:span text:style-name="T60">)</text:span><text:span text:style-name="T59">.</text:span></text:p>
      <text:p text:style-name="P7"/>
      <text:p text:style-name="P7">Experiment plan</text:p>
      <text:p text:style-name="P7"/>
      <text:p text:style-name="P7">Week 1</text:p>
      <text:p text:style-name="P1">Prepare rhizobia <text:span text:style-name="T61">background </text:span>community</text:p>
      <text:p text:style-name="P12">- <text:span text:style-name="T61">Make streak plates for each strain in the community </text:span><text:span text:style-name="T68">(say a 10-strain communit</text:span><text:span text:style-name="T85">y</text:span><text:span text:style-name="T68">)</text:span><text:span text:style-name="T61">.</text:span></text:p>
      <text:p text:style-name="P35"><text:span text:style-name="T2">- </text:span><text:span text:style-name="T13">Grow </text:span><text:span text:style-name="T14">two clones</text:span><text:span text:style-name="T13"> for each strain in glass TY microcosms.</text:span></text:p>
      <text:p text:style-name="P12">- <text:span text:style-name="T68">Cryopreserve individual clones (in case I need to re-make master mix tube)?</text:span></text:p>
      <text:p text:style-name="P13">- <text:span text:style-name="T61">Dilute one clone for each strain to the same OD and combine to make a “master” stock.</text:span></text:p>
      <text:p text:style-name="P16">- Cryopreserve the master stock.</text:p>
      <text:p text:style-name="P12"/>
      <text:p text:style-name="P2">Preserving ancestral strains</text:p>
      <text:p text:style-name="P12">- <text:span text:style-name="T61">For the marked strain(s), make streak plates and isolate 6 clones. Perhaps split these clones into </text:span><text:span text:style-name="T68">2 </text:span><text:span text:style-name="T61">separate tubes (three replicates for each clone) to ensure I have backups.</text:span></text:p>
      <text:p text:style-name="P12">- <text:span text:style-name="T61">Cryopreserve the 6 replicate clones </text:span><text:span text:style-name="T68">+ backups</text:span><text:span text:style-name="T61">.</text:span></text:p>
      <text:p text:style-name="P12">- <text:span text:style-name="T61">These represent the ancestor </text:span><text:span text:style-name="T79">and should be labelled with the opposite fluorescent marker to the evolving populations</text:span><text:span text:style-name="T61">.</text:span></text:p>
      <text:p text:style-name="P54">- In total I will have 12 cryopreserved ancestors (+ backups), <text:span text:style-name="T87">10 cryopreserved clones for the background community </text:span>and one <text:span text:style-name="T87">cryopreserved “mixed”</text:span> background community.</text:p>
      <text:p text:style-name="P1"/>
      <text:p text:style-name="P3">Initial setup of soil microcosms</text:p>
      <text:p text:style-name="P41"><text:span text:style-name="T15">- </text:span><text:span text:style-name="T14">After choosing the best soil </text:span><text:span text:style-name="T27">from the preliminary experiment</text:span><text:span text:style-name="T14">,</text:span><text:span text:style-name="T15"> </text:span><text:span text:style-name="T14">f</text:span><text:span text:style-name="T15">ill 24 falcon tubes with </text:span><text:span text:style-name="T14">10g</text:span><text:span text:style-name="T15"> soil and autoclave these twice, </text:span><text:span text:style-name="T14">one week apart. </text:span></text:p>
      <text:p text:style-name="P55">- Inoculate soil microcosms with <text:span text:style-name="T68">100</text:span><text:span text:style-name="T69">μ</text:span><text:span text:style-name="T70">l</text:span> <text:span text:style-name="T68">ancestral </text:span>labelled strain <text:span text:style-name="T68">+ 100</text:span><text:span text:style-name="T69">μ</text:span><text:span text:style-name="T70">l dH20. <text:s/></text:span><text:span text:style-name="T71">Inoculate </text:span><text:span text:style-name="T70">soil+community </text:span><text:span text:style-name="T71">microcosms with </text:span><text:span text:style-name="T68">100</text:span><text:span text:style-name="T69">μ</text:span><text:span text:style-name="T70">l</text:span> <text:span text:style-name="T88">ancestral </text:span>labelled strain <text:span text:style-name="T68">+ 100</text:span><text:span text:style-name="T69">μ</text:span><text:span text:style-name="T70">l community crypreserved stock solution</text:span>. <text:span text:style-name="T88">I want the OD of the ancestral strain labelled strains to be high. How can I increase the density of the background community without incubation (which might change the ratio of different strains in the mix)? Should I re-make the background community each transfer from single cryopreserved clones to ensure they are present at equal densities </text:span><text:span text:style-name="T89">each transfer?</text:span></text:p>
      <text:p text:style-name="P17">- Put these tubes in the growth room<text:span text:style-name="T68">(?)</text:span> for <text:span text:style-name="T68">7</text:span> days.</text:p>
      <text:p text:style-name="P8"/>
      <text:p text:style-name="P9">Week 2 – week <text:span text:style-name="T78">13</text:span></text:p>
      <text:p text:style-name="P8"/>
      <text:p text:style-name="P5">Fo<text:span text:style-name="T73">r </text:span><text:span text:style-name="T78">8</text:span><text:span text:style-name="T73"> transfers</text:span></text:p>
      <text:p text:style-name="P18">- <text:span text:style-name="T72">Prepare each set of 24 soil microcosms in advance</text:span></text:p>
      <text:p text:style-name="P19">- <text:span text:style-name="T72">Transfer each evolving strain by…</text:span></text:p>
      <text:p text:style-name="P24">1) extracting soil wash</text:p>
      <text:p text:style-name="P24">2) plating <text:span text:style-name="T93">soil wash </text:span>on gentamycin+TY agar for 3 days,</text:p>
      <text:p text:style-name="P24">3) <text:span text:style-name="T85">select labelled </text:span>colonies <text:span text:style-name="T85">and incubate</text:span> in TY for 2 days,</text:p>
      <text:p text:style-name="P24">4) inoculating prepared microcosms, <text:span text:style-name="T85">half with background community added too.</text:span></text:p>
      <text:p text:style-name="P20">5) incubate soil microcosms for 1 week.</text:p>
      <text:p text:style-name="P20"><text:soft-page-break/></text:p>
      <text:p text:style-name="P20">If I do this, each growth + transfer period will take <text:span text:style-name="T64">12 days</text:span>, which I estimate is enough for <text:span text:style-name="T65">8</text:span><text:span text:style-name="T64"> transfers</text:span> if I want to finish the <text:span text:style-name="T91">labwork</text:span> in 5 months. <text:span text:style-name="T74">Plus, the strains will spend almost as much time growing in TY (and given more rapid growth rates, arguably more generations evolving in TY). To reduce the total time period I could reduce the growth period in soil to 5 days, but this makes the second problem worse </text:span><text:span text:style-name="T92">(I have put thoughts on this at the end)</text:span><text:span text:style-name="T74">. </text:span></text:p>
      <text:p text:style-name="P20"/>
      <text:p text:style-name="P10">Week 1<text:span text:style-name="T78">4</text:span>(? <text:span text:style-name="T90">depending on no. transfers</text:span>) - <text:span text:style-name="T78">week 19</text:span></text:p>
      <text:p text:style-name="P10"/>
      <text:p text:style-name="P6">Competition assays</text:p>
      <text:p text:style-name="P21">- I have two environments: soil and soil+community. There are twelve evolved replicates that need to be compared to their ancestor in <text:span text:style-name="T79">each environment. That makes 24 competition assays.</text:span></text:p>
      <text:p text:style-name="P42"><text:span text:style-name="T16">- </text:span><text:span text:style-name="T17">For each assay, I will grow cryopreserved ancestral and evolved strains for 1 day in TY medium, then measure their optical densities and dilute until they are approximately equal.</text:span></text:p>
      <text:p text:style-name="P25">- I will then mix the ancestor and evolved strains in a 1:1 ratio by volume and grow for a further day together prior to plating.</text:p>
      <text:p text:style-name="P25">- Before plating, I will do 3 dilutions for each treatment, making 24 * 3 = 72 agar plates to be prepared and spread.</text:p>
      <text:p text:style-name="P25">- After 2-3 days I will count the number of colonies belonging to the ancestor and evolved strains, distinguished by their different fluorescent labels. <text:s/></text:p>
      <text:p text:style-name="P6"/>
      <text:p text:style-name="P6">Make <text:span text:style-name="T81">and inoculate </text:span>clover microcosms</text:p>
      <text:p text:style-name="P21">- <text:span text:style-name="T80">Each strain has 6 ancestral replicates, 6 ES replicates and 6 EC replicates, making 18 total replicates.</text:span></text:p>
      <text:p text:style-name="P21">- <text:span text:style-name="T80">For two strains, that means 2 * 18 = 36 different clones to test in single strain inoculations.</text:span></text:p>
      <text:p text:style-name="P21">- <text:span text:style-name="T84">Is it necessary for me to measure measurement variation (i.e. grow multiple clovers with each clone)?</text:span></text:p>
      <text:p text:style-name="P43"><text:span text:style-name="T16">- </text:span><text:span text:style-name="T18">G</text:span><text:span text:style-name="T19">erminate clovers (4 days) and prepare sterile soil microcosms (1-week) for a total 40 microcosms </text:span><text:span text:style-name="T21">(3-4 uninoculated controls)</text:span><text:span text:style-name="T19">.</text:span></text:p>
      <text:p text:style-name="P43"><text:span text:style-name="T19">- </text:span><text:span text:style-name="T21">Incubate cryopreserved strains for 1-</text:span><text:span text:style-name="T30">2 days and dilute to equal densities.</text:span></text:p>
      <text:p text:style-name="P30">- Centrifuge to separate strains from TY, then replace TY with distilled water (to prevent growth on TY following addition to soil)?</text:p>
      <text:p text:style-name="P43"><text:span text:style-name="T21">- </text:span><text:span text:style-name="T25">Grow clover for 3 or 6 weeks based on results of previous “genotype competition” experiment. </text:span></text:p>
      <text:p text:style-name="P6"/>
      <text:p text:style-name="P42"><text:span text:style-name="T82">Measure </text:span><text:span text:style-name="T83">clover </text:span><text:span text:style-name="T82">growth</text:span></text:p>
      <text:p text:style-name="P34"><text:span text:style-name="T76">- </text:span><text:span text:style-name="T77">Photograph plants</text:span></text:p>
      <text:p text:style-name="P26">- Count nodules, remove and weigh as measures of symbiont fitness. </text:p>
      <text:p text:style-name="P26">- Dry out plants in oven for 2 days, then measure shoot dry weight as an indirect measure of symbiont effectiveness.</text:p>
      <text:p text:style-name="P26"/>
      <text:p text:style-name="P11"><text:span text:style-name="T77">A</text:span><text:span text:style-name="T75">nalysis</text:span></text:p>
      <text:p text:style-name="P44"><text:span text:style-name="T19">- </text:span><text:span text:style-name="T21">For two strains, </text:span><text:span text:style-name="T22">can calcualte the </text:span><text:span text:style-name="T21">relative fitness of evolved and ancestral clones when grown in the soil, and in the soil with a background community. </text:span><text:span text:style-name="T22">I will do this using the CFU counts from competition assays, which I will normalise by differences in growth rate between the ancestral and evolved strain in TY medium.</text:span></text:p>
      <text:p text:style-name="P45"><text:span text:style-name="T21">E</text:span><text:span text:style-name="T1">xample: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>CFU after plating in TY from soil wash</text:p>
          </table:table-cell>
          <table:table-cell table:style-name="Table1.A1" office:value-type="string">
            <text:p text:style-name="P50">Doubling time <text:span text:style-name="T97">in TY medium</text:span></text:p>
          </table:table-cell>
          <table:table-cell table:style-name="Table1.A1" office:value-type="string">
            <text:p text:style-name="P49">Relative growth rate in TY medium</text:p>
          </table:table-cell>
          <table:table-cell table:style-name="Table1.E1" office:value-type="string">
            <text:p text:style-name="P49">Adjusted CFU for differences in TY growth/”True” soil ratio.</text:p>
          </table:table-cell>
        </table:table-row>
        <table:table-row>
          <table:table-cell table:style-name="Table1.A2" office:value-type="string">
            <text:p text:style-name="P49">Ancestral</text:p>
          </table:table-cell>
          <table:table-cell table:style-name="Table1.A2" office:value-type="string">
            <text:p text:style-name="P49">10</text:p>
          </table:table-cell>
          <table:table-cell table:style-name="Table1.A2" office:value-type="string">
            <text:p text:style-name="P49">4.8hrs</text:p>
          </table:table-cell>
          <table:table-cell table:style-name="Table1.A2" office:value-type="string">
            <text:p text:style-name="P49">4.8/4.8 = 1</text:p>
          </table:table-cell>
          <table:table-cell table:style-name="Table1.E2" office:value-type="string">
            <text:p text:style-name="P49">10 / <text:span text:style-name="T96">1 = 10</text:span></text:p>
          </table:table-cell>
        </table:table-row>
        <text:soft-page-break/>
        <table:table-row>
          <table:table-cell table:style-name="Table1.A2" office:value-type="string">
            <text:p text:style-name="P49">Evolved</text:p>
          </table:table-cell>
          <table:table-cell table:style-name="Table1.A2" office:value-type="string">
            <text:p text:style-name="P49">20</text:p>
          </table:table-cell>
          <table:table-cell table:style-name="Table1.A2" office:value-type="string">
            <text:p text:style-name="P49">3.6hrs</text:p>
          </table:table-cell>
          <table:table-cell table:style-name="Table1.A2" office:value-type="string">
            <text:p text:style-name="P49">4.8/3.6 = 1.333 </text:p>
          </table:table-cell>
          <table:table-cell table:style-name="Table1.E2" office:value-type="string">
            <text:p text:style-name="P49">20 /<text:span text:style-name="T96">1.333 = 15</text:span></text:p>
          </table:table-cell>
        </table:table-row>
      </table:table>
      <text:p text:style-name="P27"/>
      <text:p text:style-name="P45"><text:span text:style-name="T1">Above, the original relative fitness measured by </text:span><text:span text:style-name="T23">CFU counts is 2 (evolved/ancestral), and the adjusted relative fitness is 1.5. </text:span></text:p>
      <text:p text:style-name="P28"/>
      <text:p text:style-name="P46"><text:span text:style-name="T23">M</text:span><text:span text:style-name="T26">y </text:span><text:span text:style-name="T25">explanatory </text:span><text:span text:style-name="T24">variables </text:span><text:span text:style-name="T26">are </text:span></text:p>
      <text:p text:style-name="P46"><text:span text:style-name="T47">En</text:span><text:span text:style-name="T26">vironment: Soil / Soil+community</text:span></text:p>
      <text:p text:style-name="P46"><text:span text:style-name="T48">Evolution type</text:span><text:span text:style-name="T26">: Ancestral / Evolved in soil / Evolved in soil with community</text:span></text:p>
      <text:p text:style-name="P59"><text:span text:style-name="T48">Strain: nodule-competitive / widespread genospecies.</text:span></text:p>
      <text:p text:style-name="P27"/>
      <text:p text:style-name="P29">My response variables are</text:p>
      <text:p text:style-name="P29">Relative fitness (calculated from CFUs)</text:p>
      <text:p text:style-name="P29">Shoot dry weight (grams)</text:p>
      <text:p text:style-name="P20"/>
      <text:p text:style-name="P1">Experiment<text:span text:style-name="T56">al design justification</text:span></text:p>
      <text:p text:style-name="P35"><text:span text:style-name="T2">- </text:span><text:span text:style-name="T4">replacement of community each transfer makes it more likely we definitely recover our labelled strain, which might go extinct under co-evolution </text:span><text:span text:style-name="T46">and allows selection to act in one direction which might be easier to interpret. </text:span></text:p>
      <text:p text:style-name="P12"/>
      <text:p text:style-name="P4">Questions</text:p>
      <text:p text:style-name="P56"><text:span text:style-name="T3">- </text:span><text:span text:style-name="T5">How long do I need to incubate isolated labelled strains for between transfers? </text:span><text:span text:style-name="T20">I need time to select labelled clones on agar and grow to a reasonable inoculation density in TY medium.</text:span></text:p>
      <text:p text:style-name="P56"><text:span text:style-name="T20"/></text:p>
      <text:p text:style-name="P52"><text:span text:style-name="T20">- <text:s/></text:span><text:span text:style-name="T29">If</text:span><text:span text:style-name="T27"> we make transfers to allow bacteria to continue to grow (and evolve</text:span><text:span text:style-name="T45">) after reaching stationary phase in the original microcosm</text:span><text:span text:style-name="T27">, </text:span><text:span text:style-name="T29">should I test how long it takes for the number of CFUs isolated from the soil washes to stabilise? That way I could maximise the growth period between transfers if e.g. rhizobia are still growing after 7 days in the soil, I could extend the growth period. This would reduce the number of un</text:span><text:span text:style-name="T31">n</text:span><text:span text:style-name="T29">ecessary transfers, limiting adaptation to TY media.</text:span></text:p>
      <text:p text:style-name="P52"><text:span text:style-name="T29"/></text:p>
      <text:p text:style-name="P52"><text:span text:style-name="T38">- If the “community” aspect is what prevents directly transferring soil washes from being viable, perhaps I could instead measure different soil types as my second treatment (as we have M3 and JI2), as opposed to </text:span><text:span text:style-name="T39">presence/absence of </text:span><text:span text:style-name="T38">background community, which might allow labelled strains to survive in high enough </text:span><text:span text:style-name="T40">numbers</text:span><text:span text:style-name="T38"> to be transferred directly in the soil wash </text:span><text:span text:style-name="T41">(no selection in transfer stage, </text:span><text:span text:style-name="T42">so faster and doesn’t allow evolution in TY</text:span><text:span text:style-name="T41">)</text:span><text:span text:style-name="T38">. </text:span><text:span text:style-name="T44">I know this changes the experiment design quite a bit, but it depends how big the problem of the long transfer period is.</text:span></text:p>
      <text:p text:style-name="P52"><text:span text:style-name="T44"/></text:p>
      <text:p text:style-name="P52"><text:span text:style-name="T44">- Would it be useful for me to do another preliminary experiment growing some rhizobia in soil microcosms for 4 days, 7 days <text:s/>(with/without community) or 10 days and measuring their density to understand how frequently to transfer them (and how challenging it is after e.g. 1 transfer to extract a single labelled strain from a community of 10 strains)?</text:span></text:p>
      <text:p text:style-name="P52"><text:span text:style-name="T44"/></text:p>
      <text:p text:style-name="P47"><text:span text:style-name="T27">-</text:span><text:span text:style-name="T28"> How can I make sure </text:span><text:span text:style-name="T38">that</text:span><text:span text:style-name="T28"> plating </text:span><text:span text:style-name="T38">on TY agar for</text:span><text:span text:style-name="T28"> competition assays doesn’t bias my </text:span><text:span text:style-name="T38">CFU counts of each strain</text:span><text:span text:style-name="T28"> because of differences in growth rates in TY medium </text:span><text:span text:style-name="T38">between ancestral and evolved strains</text:span><text:span text:style-name="T28">?</text:span></text:p>
      <text:p text:style-name="P47"><text:span text:style-name="T43"/></text:p>
      <text:p text:style-name="P47"><text:span text:style-name="T3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9T10:32:24.087194597</meta:creation-date>
    <dc:date>2021-02-08T08:49:59.584846403</dc:date>
    <meta:editing-duration>PT11H2M57S</meta:editing-duration>
    <meta:editing-cycles>60</meta:editing-cycles>
    <meta:generator>LibreOffice/6.4.6.2$Linux_X86_64 LibreOffice_project/40$Build-2</meta:generator>
    <meta:document-statistic meta:table-count="1" meta:image-count="0" meta:object-count="0" meta:page-count="4" meta:paragraph-count="104" meta:word-count="1899" meta:character-count="11494" meta:non-whitespace-character-count="9678"/>
  </office:meta>
</office:document-meta>
</file>